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129" officeooo:paragraph-rsid="000e1129"/>
    </style:style>
    <style:style style:name="P2" style:family="paragraph" style:parent-style-name="Standard">
      <style:text-properties officeooo:paragraph-rsid="000e1129"/>
    </style:style>
    <style:style style:name="T1" style:family="text">
      <style:text-properties officeooo:rsid="000e1129"/>
    </style:style>
    <style:style style:name="T2" style:family="text">
      <style:text-properties fo:font-weight="bold" officeooo:rsid="000e1129" style:font-weight-asian="bold" style:font-weight-complex="bold"/>
    </style:style>
    <style:style style:name="T3" style:family="text">
      <style:text-properties officeooo:rsid="00130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clipse:</text:p>
      <text:p text:style-name="P1">New dynamci web projekt</text:p>
      <text:p text:style-name="P1"/>
      <text:p text:style-name="P1">content root: uebung9live → ist dann in URL:</text:p>
      <text:p text:style-name="P1">localhost:8080/uebung9live (Statischer Content etc. falls nicht vorhandenes servlet)</text:p>
      <text:p text:style-name="P1"/>
      <text:p text:style-name="P1">content directory: WebContent → ist der source Ordner für statische ordner und jsp<text:line-break/></text:p>
      <text:p text:style-name="P1"/>
      <text:p text:style-name="P1">2. Klassenname eingeben</text:p>
      <text:p text:style-name="P2"><text:span text:style-name="T1"><text:s text:c="4"/></text:span><text:span text:style-name="Source_20_Text"><text:span text:style-name="T1"><text:line-break/>Create Servlet</text:span></text:span></text:p>
      <text:p text:style-name="P2"><text:span text:style-name="Source_20_Text"/></text:p>
      <text:p text:style-name="P2"><text:span text:style-name="Source_20_Text"><text:span text:style-name="T1"><text:s text:c="4"/>/date<text:line-break/><text:line-break/>Methoden:<text:line-break/> <text:s text:c="2"/></text:span></text:span><text:span text:style-name="Source_20_Text"><text:span text:style-name="T2">do Post, do Get </text:span></text:span><text:span text:style-name="Source_20_Text"><text:span text:style-name="T1">anlegen </text:span></text:span></text:p>
      <text:p text:style-name="P2"><text:span text:style-name="Source_20_Text"><text:span text:style-name="T1">(eine website wird von sich aus über GET und POSt aufgerufen,</text:span></text:span></text:p>
      <text:p text:style-name="P2"><text:span text:style-name="Source_20_Text"><text:span text:style-name="T1"><text:s/>wenn kein Servlet vorhanden, dann wird to get etc. aufgerufen)</text:span></text:span></text:p>
      <text:p text:style-name="P2"><text:span text:style-name="Source_20_Text"><text:span text:style-name="T1"><text:s text:c="2"/></text:span></text:span><text:span text:style-name="T1"><text:line-break/></text:span></text:p>
      <text:p text:style-name="P1"/>
      <text:p text:style-name="P1"/>
      <text:p text:style-name="P1"><text:line-break/><text:span text:style-name="T3">AUFGABE3<text:line-break/><text:line-break/>neues Servlet<text:line-break/><text:line-break/>info: \“ in htmltags escapen<text:line-break/><text:line-break/><text:line-break/><text:line-break/><text:line-break/><text:line-break/><text:line-break/>Was heist response.setContentType(„text/plain“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2:11:06.046015724</meta:creation-date>
    <dc:date>2017-12-18T12:48:58.776270258</dc:date>
    <meta:editing-duration>PT36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9" meta:character-count="571" meta:non-whitespace-character-count="475"/>
  </office:meta>
</office:document-meta>
</file>